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4.73mm"/>
    </style:style>
    <style:style style:name="co17" style:family="table-column">
      <style:table-column-properties fo:break-before="auto" style:column-width="52.58mm"/>
    </style:style>
    <style:style style:name="co18" style:family="table-column">
      <style:table-column-properties fo:break-before="auto" style:column-width="50.92mm"/>
    </style:style>
    <style:style style:name="co19" style:family="table-column">
      <style:table-column-properties fo:break-before="auto" style:column-width="158.68mm"/>
    </style:style>
    <style:style style:name="co20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61.15mm"/>
    </style:style>
    <style:style style:name="co10" style:family="table-column">
      <style:table-column-properties fo:break-before="auto" style:column-width="36.27mm"/>
    </style:style>
    <style:style style:name="co11" style:family="table-column">
      <style:table-column-properties fo:break-before="auto" style:column-width="249.15mm"/>
    </style:style>
    <style:style style:name="co12" style:family="table-column">
      <style:table-column-properties fo:break-before="auto" style:column-width="33.78mm"/>
    </style:style>
    <style:style style:name="co13" style:family="table-column">
      <style:table-column-properties fo:break-before="auto" style:column-width="102.89mm"/>
    </style:style>
    <style:style style:name="co14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36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 style:data-style-name="N36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T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7">
          <table:table-cell office:value-type="string" calcext:value-type="string">
            <text:p>Game of thrones s01e01 </text:p>
          </table:table-cell>
          <table:table-cell table:style-name="ce3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3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5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3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3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3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3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number-columns-repeated="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#2 Do you mean to tell me that you brought me all the way up here... just to see a crummy old -- a crummy old tree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9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8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6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8" office:value-type="date" office:date-value="2017-07-25" calcext:value-type="date">
            <text:p>25.07.2017</text:p>
          </table:table-cell>
          <table:table-cell office:value-type="string" calcext:value-type="string">
            <text:p>czeku</text:p>
          </table:table-cell>
          <table:table-cell table:number-columns-repeated="2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9:19:23.79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07-25T19:19:36.399000000</dc:date>
    <meta:editing-duration>PT9H34M48S</meta:editing-duration>
    <meta:editing-cycles>201</meta:editing-cycles>
    <meta:generator>LibreOffice/5.2.2.2$Windows_x86 LibreOffice_project/8f96e87c890bf8fa77463cd4b640a2312823f3ad</meta:generator>
    <meta:document-statistic meta:table-count="3" meta:cell-count="308" meta:object-count="0"/>
  </office:meta>
</office:document-meta>
</file>